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2.3083in"/>
    </style:style>
    <style:style style:name="Table1.A1" style:family="table-cell">
      <style:table-cell-properties fo:padding="0.0382in" fo:border-left="0.25pt solid #000000" fo:border-right="none" fo:border-top="0.25pt solid #000000" fo:border-bottom="0.25pt solid #000000" style:writing-mode="lr-tb"/>
    </style:style>
    <style:style style:name="Table1.C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C2" style:family="table-cell">
      <style:table-cell-properties fo:padding="0.0382in" fo:border-left="0.25pt solid #000000" fo:border-right="0.25pt solid #000000" fo:border-top="none" fo:border-bottom="0.25pt solid #000000" style:writing-mode="lr-tb"/>
    </style:style>
    <style:style style:name="P1" style:family="paragraph" style:parent-style-name="Text_20_body">
      <style:text-properties officeooo:rsid="001e4a80" officeooo:paragraph-rsid="001e4a80"/>
    </style:style>
    <style:style style:name="P2" style:family="paragraph" style:parent-style-name="Text_20_body">
      <style:text-properties officeooo:rsid="001e84c9" officeooo:paragraph-rsid="001e84c9"/>
    </style:style>
    <style:style style:name="P3" style:family="paragraph" style:parent-style-name="Text_20_body">
      <style:text-properties officeooo:rsid="001f753c" officeooo:paragraph-rsid="001f753c"/>
    </style:style>
    <style:style style:name="P4" style:family="paragraph" style:parent-style-name="Text_20_body">
      <style:text-properties officeooo:rsid="00207aa3" officeooo:paragraph-rsid="00207aa3"/>
    </style:style>
    <style:style style:name="P5" style:family="paragraph" style:parent-style-name="Text_20_body">
      <style:text-properties officeooo:rsid="0021683a" officeooo:paragraph-rsid="0021683a"/>
    </style:style>
    <style:style style:name="P6" style:family="paragraph" style:parent-style-name="Text_20_body">
      <style:text-properties officeooo:rsid="00233e1e" officeooo:paragraph-rsid="00233e1e"/>
    </style:style>
    <style:style style:name="P7" style:family="paragraph" style:parent-style-name="Text_20_body">
      <style:text-properties officeooo:rsid="002636df" officeooo:paragraph-rsid="002636df"/>
    </style:style>
    <style:style style:name="P8" style:family="paragraph" style:parent-style-name="Text_20_body">
      <style:text-properties officeooo:rsid="00281dc4" officeooo:paragraph-rsid="00281dc4"/>
    </style:style>
    <style:style style:name="P9" style:family="paragraph" style:parent-style-name="Text_20_body">
      <style:text-properties officeooo:rsid="00289332" officeooo:paragraph-rsid="00289332"/>
    </style:style>
    <style:style style:name="P10" style:family="paragraph" style:parent-style-name="Text_20_body">
      <style:text-properties officeooo:rsid="0029be5e" officeooo:paragraph-rsid="0029be5e"/>
    </style:style>
    <style:style style:name="P11" style:family="paragraph" style:parent-style-name="Text_20_body">
      <style:text-properties officeooo:rsid="002a7978" officeooo:paragraph-rsid="002a7978"/>
    </style:style>
    <style:style style:name="P12" style:family="paragraph" style:parent-style-name="Text_20_body">
      <style:text-properties officeooo:rsid="002d6d67" officeooo:paragraph-rsid="002d6d67"/>
    </style:style>
    <style:style style:name="P13" style:family="paragraph" style:parent-style-name="Text_20_body">
      <style:text-properties officeooo:rsid="002f3378" officeooo:paragraph-rsid="002f3378"/>
    </style:style>
    <style:style style:name="P14" style:family="paragraph" style:parent-style-name="Text_20_body">
      <style:text-properties officeooo:rsid="0032cca9" officeooo:paragraph-rsid="0032cca9"/>
    </style:style>
    <style:style style:name="P15" style:family="paragraph" style:parent-style-name="Text_20_body">
      <style:text-properties officeooo:rsid="0033a20b" officeooo:paragraph-rsid="0033a20b"/>
    </style:style>
    <style:style style:name="P16" style:family="paragraph" style:parent-style-name="Text_20_body">
      <style:text-properties officeooo:rsid="00350d97" officeooo:paragraph-rsid="00350d97"/>
    </style:style>
    <style:style style:name="P17" style:family="paragraph" style:parent-style-name="Text_20_body">
      <style:text-properties officeooo:rsid="0036b438" officeooo:paragraph-rsid="0036b438"/>
    </style:style>
    <style:style style:name="P18" style:family="paragraph" style:parent-style-name="Text_20_body">
      <style:text-properties officeooo:rsid="0037ade6" officeooo:paragraph-rsid="0037ade6"/>
    </style:style>
    <style:style style:name="P19" style:family="paragraph" style:parent-style-name="Text_20_body">
      <style:text-properties officeooo:rsid="0039a3e8" officeooo:paragraph-rsid="0039a3e8"/>
    </style:style>
    <style:style style:name="P20" style:family="paragraph" style:parent-style-name="Text_20_body">
      <style:text-properties officeooo:rsid="003a8133" officeooo:paragraph-rsid="003a8133"/>
    </style:style>
    <style:style style:name="P21" style:family="paragraph" style:parent-style-name="Text_20_body">
      <style:text-properties officeooo:paragraph-rsid="003b7f0b"/>
    </style:style>
    <style:style style:name="P22" style:family="paragraph" style:parent-style-name="Text_20_body">
      <style:text-properties officeooo:rsid="003b7f0b" officeooo:paragraph-rsid="003b7f0b"/>
    </style:style>
    <style:style style:name="P23" style:family="paragraph" style:parent-style-name="Text_20_body">
      <style:text-properties officeooo:rsid="003c140d"/>
    </style:style>
    <style:style style:name="P24" style:family="paragraph" style:parent-style-name="Text_20_body">
      <style:text-properties officeooo:rsid="003c140d" officeooo:paragraph-rsid="003c140d"/>
    </style:style>
    <style:style style:name="P25" style:family="paragraph" style:parent-style-name="Text_20_body">
      <style:text-properties officeooo:rsid="003fc94b" officeooo:paragraph-rsid="003fc94b"/>
    </style:style>
    <style:style style:name="P26" style:family="paragraph" style:parent-style-name="Text_20_body">
      <style:text-properties officeooo:rsid="004040ed" officeooo:paragraph-rsid="004040ed"/>
    </style:style>
    <style:style style:name="P27" style:family="paragraph" style:parent-style-name="Text_20_body">
      <style:text-properties officeooo:rsid="00417541" officeooo:paragraph-rsid="00417541"/>
    </style:style>
    <style:style style:name="P28" style:family="paragraph" style:parent-style-name="Text_20_body">
      <style:text-properties officeooo:rsid="0042450e" officeooo:paragraph-rsid="0042450e"/>
    </style:style>
    <style:style style:name="P29" style:family="paragraph" style:parent-style-name="Text_20_body">
      <style:text-properties officeooo:rsid="0042450e" officeooo:paragraph-rsid="0043482f"/>
    </style:style>
    <style:style style:name="P30" style:family="paragraph" style:parent-style-name="Text_20_body">
      <style:text-properties officeooo:rsid="00434fd3" officeooo:paragraph-rsid="00434fd3"/>
    </style:style>
    <style:style style:name="P31" style:family="paragraph" style:parent-style-name="Heading_20_2">
      <style:text-properties officeooo:paragraph-rsid="00417541"/>
    </style:style>
    <style:style style:name="P32" style:family="paragraph" style:parent-style-name="Heading_20_1" style:master-page-name="MP0">
      <style:paragraph-properties style:page-number="auto" fo:break-before="page"/>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4">
      <style:text-properties officeooo:rsid="003fc94b" officeooo:paragraph-rsid="003fc94b"/>
    </style:style>
    <style:style style:name="P37" style:family="paragraph" style:parent-style-name="Text_20_body" style:list-style-name="L5">
      <style:text-properties officeooo:rsid="00417541" officeooo:paragraph-rsid="00417541"/>
    </style:style>
    <style:style style:name="P38" style:family="paragraph" style:parent-style-name="Text_20_body" style:list-style-name="L6">
      <style:text-properties officeooo:rsid="0042450e" officeooo:paragraph-rsid="0042450e"/>
    </style:style>
    <style:style style:name="P39" style:family="paragraph" style:parent-style-name="Text_20_body">
      <style:text-properties officeooo:rsid="0042450e" officeooo:paragraph-rsid="0042450e"/>
    </style:style>
    <style:style style:name="P40" style:family="paragraph" style:parent-style-name="Text_20_body">
      <style:text-properties officeooo:rsid="00448749" officeooo:paragraph-rsid="00448749"/>
    </style:style>
    <style:style style:name="P41" style:family="paragraph" style:parent-style-name="Text_20_body" style:list-style-name="L6">
      <style:text-properties officeooo:rsid="0048fbcf" officeooo:paragraph-rsid="0048fbcf"/>
    </style:style>
    <style:style style:name="T1" style:family="text">
      <style:text-properties fo:font-weight="bold" style:font-weight-asian="bold" style:font-weight-complex="bold"/>
    </style:style>
    <style:style style:name="T2" style:family="text">
      <style:text-properties style:text-position="super 67%"/>
    </style:style>
    <style:style style:name="T3" style:family="text">
      <style:text-properties officeooo:rsid="001e84c9"/>
    </style:style>
    <style:style style:name="T4" style:family="text">
      <style:text-properties officeooo:rsid="001fa9a2"/>
    </style:style>
    <style:style style:name="T5" style:family="text">
      <style:text-properties officeooo:rsid="0021683a"/>
    </style:style>
    <style:style style:name="T6" style:family="text">
      <style:text-properties officeooo:rsid="00233e1e"/>
    </style:style>
    <style:style style:name="T7" style:family="text">
      <style:text-properties officeooo:rsid="002473ea"/>
    </style:style>
    <style:style style:name="T8" style:family="text">
      <style:text-properties officeooo:rsid="002c4c62"/>
    </style:style>
    <style:style style:name="T9" style:family="text">
      <style:text-properties officeooo:rsid="002f3378"/>
    </style:style>
    <style:style style:name="T10" style:family="text">
      <style:text-properties officeooo:rsid="00321068"/>
    </style:style>
    <style:style style:name="T11" style:family="text">
      <style:text-properties officeooo:rsid="0033a20b"/>
    </style:style>
    <style:style style:name="T12" style:family="text">
      <style:text-properties officeooo:rsid="00350d97"/>
    </style:style>
    <style:style style:name="T13" style:family="text">
      <style:text-properties officeooo:rsid="003a8133"/>
    </style:style>
    <style:style style:name="T14" style:family="text">
      <style:text-properties officeooo:rsid="003b7f0b"/>
    </style:style>
    <style:style style:name="T15" style:family="text">
      <style:text-properties officeooo:rsid="003eada9"/>
    </style:style>
    <style:style style:name="T16" style:family="text">
      <style:text-properties officeooo:rsid="003fc94b"/>
    </style:style>
    <style:style style:name="T17" style:family="text">
      <style:text-properties officeooo:rsid="00417541"/>
    </style:style>
    <style:style style:name="T18" style:family="text">
      <style:text-properties officeooo:rsid="0042450e"/>
    </style:style>
    <style:style style:name="T19" style:family="text">
      <style:text-properties officeooo:rsid="0043482f"/>
    </style:style>
    <style:style style:name="T20" style:family="text">
      <style:text-properties officeooo:rsid="0045f914"/>
    </style:style>
    <style:style style:name="T21" style:family="text">
      <style:text-properties officeooo:rsid="00475e62"/>
    </style:style>
    <style:style style:name="T22" style:family="text">
      <style:text-properties officeooo:rsid="0048fbcf"/>
    </style:style>
    <style:style style:name="T23" style:family="text">
      <style:text-properties officeooo:rsid="00495702"/>
    </style:style>
    <style:style style:name="T24" style:family="text">
      <style:text-properties officeooo:rsid="0049af29"/>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Arduino 101 continuous weight scale Project Diary</text:h>
      <text:p text:style-name="Standard">Brad Needham</text:p>
      <text:p text:style-name="Standard">Begun April 3, 2016</text:p>
      <text:p text:style-name="Standard">Project blog at <text:a xlink:type="simple" xlink:href="https://needhamia.com/?p=661" office:target-frame-name="_top" xlink:show="replace" text:style-name="Internet_20_link" text:visited-style-name="Visited_20_Internet_20_Link">https://needhamia.com/?p=661</text:a></text:p>
      <text:p text:style-name="Standard">@bneedhamia <text:span text:style-name="T5">on Twitter</text:span></text:p>
      <text:p text:style-name="Standard"/>
      <text:h text:style-name="Heading_20_2" text:outline-level="2">Summary</text:h>
      <text:p text:style-name="P21">I want to automatically weigh our dog every night while she sleeps in her bed. <text:span text:style-name="T14">The weight is measured by an Arduino 101 which reads a set of Load Sensors, then transmits the results via BLE (Bluetooth Low Energy) to a Raspberry Pi gateway, which relays the data to the cloud via WiFi.</text:span></text:p>
      <text:p text:style-name="Text_20_body"><text:span text:style-name="T14">Analysis of the data </text:span>can tell when the dog is in the bed, and weigh only when she's been in bed, at rest, for a while.</text:p>
      <text:h text:style-name="Heading_20_2" text:outline-level="2">Status</text:h>
      <text:p text:style-name="P23">The scale hardware and software are running. It successfully transmits standard BLE Weight measurements of 5 “users”: the total weight on the scale, and the weight of each of the four load sensors. <text:s/>I'm in the process of writing the Raspberry Pi Node.js code to make the Pi a gateway between the BLE scale and the Sparkfun Data warehouse, data.sparkfun.com.</text:p>
      <text:p text:style-name="P22">I likely have to recalibrate the scale – I'm not entirely happy with the current calibration.</text:p>
      <text:p text:style-name="Text_20_body">A MakeZine article about continuously weighing a beehive sounds like a similar project: <text:a xlink:type="simple" xlink:href="http://makezine.com/projects/bees-sensors-monitor-hive-health/" office:target-frame-name="_top" xlink:show="replace" text:style-name="Internet_20_link" text:visited-style-name="Visited_20_Internet_20_Link">http://makezine.com/projects/bees-sensors-monitor-hive-health/</text:a>. It uses <text:a xlink:type="simple" xlink:href="https://data.sparkfun.com/" office:target-frame-name="_top" xlink:show="replace" text:style-name="Internet_20_link" text:visited-style-name="Visited_20_Internet_20_Link">https://data.sparkfun.com/</text:a> to store its data and make it available to everyone for analysis.</text:p>
      <text:h text:style-name="Heading_20_2" text:outline-level="2">April 3, 2016 – Initial design, cut bottom plywood circle</text:h>
      <text:p text:style-name="Text_20_body">I'm assuming a few things to make this possible:</text:p>
      <text:list xml:id="list5332746880105038597" text:style-name="L1">
        <text:list-item>
          <text:p text:style-name="P33">Her bed is a good place to weigh her. I suppose I could put the scale under her crate, but she spends more time in her bed than in her crate.</text:p>
        </text:list-item>
        <text:list-item>
          <text:p text:style-name="P33">She usually doesn't take toys or other animals to bed, so the maximum minus minimum weight will be her true weight. <text:s/>If she brought things into her bed, the weight measure would be complicated.</text:p>
        </text:list-item>
        <text:list-item>
          <text:p text:style-name="P33">Even though she moves around the room in the night, she spends at least a few minutes asleep in her bed every night, so that's a good time to weigh her.</text:p>
        </text:list-item>
        <text:list-item>
          <text:p text:style-name="P33">Although she sometimes sleeps with her head hanging over the edge of the bed, it never touches the floor. <text:s/>If it did, I wouldn't get a good weight reading.</text:p>
        </text:list-item>
        <text:list-item>
          <text:p text:style-name="P33">I'll have to see whether her bed cover touches the floor. <text:s/>I'm assuming it doesn't.</text:p>
        </text:list-item>
      </text:list>
      <text:p text:style-name="Text_20_body">I've ordered and received parts from Sparkfun (see BillOfMaterials.ods). <text:s/>Helpfully, Sparkfun sells a <text:soft-page-break/>pair of boards that take most of the work out of the electronics. <text:s/>Also, each load sensor has a maximum reading of 50Kg. <text:s/>That's over 110 lbs, which is over 2 times the weight of our dog. <text:s/>Since there are 4 sensors, which will split the load depending on where the center of gravity is, it seems nicely over-designed to support her weight.</text:p>
      <text:p text:style-name="Text_20_body">I plan to buy two sheets of plywood: one for the base, that will contain the load sensors and electronics, and one that will sit on top of the load sensors.</text:p>
      <text:p text:style-name="Text_20_body">The challenge at this point is to design the mechanical parts.</text:p>
      <text:list xml:id="list4342562972437537464" text:style-name="L2">
        <text:list-item>
          <text:p text:style-name="P34">Each load sensor needs to be supported only on its outside arms; the center arm must be free to bend – that arm is where the strain sensor is attached.</text:p>
        </text:list-item>
        <text:list-item>
          <text:p text:style-name="P34">Each load sensor has a small metal bump on top. <text:s/>The upper piece of wood must rest on all four of these bumps, and must not slip off. I'm not quite sure how to arrange that yet. I suppose I might drill 4 small dents into the upper piece of wood so that it won't slip over the bump.</text:p>
        </text:list-item>
        <text:list-item>
          <text:p text:style-name="P34">To prevent the top piece from slipping off when bumped, I'm thinking of attaching sides to it, so that the top piece is sort of a wooden box lid with sides that go down to part of the lower part.</text:p>
        </text:list-item>
        <text:list-item>
          <text:p text:style-name="P34">The wires that come attached to the load sensors are likely too short, so I'll need to solder-and-heat-shrink some longer wires to them. <text:s/>I'm a little concerned that long wires may pick up electrical noise that may make it difficult to make an accurate reading. <text:s/>Perhaps I can move the load sensors somewhere between the corners of the bottom board and the center, and not have to add extra wire.</text:p>
        </text:list-item>
      </text:list>
      <text:p text:style-name="Text_20_body">Measured our dog's bed: a roughly-circular 41-inch diameter (~20” radius) shape. The wires on each load sensor are about 15 inches from the edge of the sensor to the end of the wire. <text:s/>That makes a roughly 30” square with sensors on the sides, which sounds pretty good.</text:p>
      <text:p text:style-name="Text_20_body">I worried for a moment that all of the dog, bed, and covers must be inside the rectangle defined by the load sensors, but now I don't think that's true: it doesn't matter to the weight measurement where the weight is, as long as the center of gravity is within the rectangle.</text:p>
      <text:p text:style-name="Text_20_body">Privacy: Imagining putting per-minute-or-so weight data on a server available to anyone makes me think a moment about what such data could unintentionally reveal: when we go to bed and get up; when she's in boarding (that is, when we're away). <text:s/>Naively it doesn't sound like it could reveal much else.</text:p>
      <text:p text:style-name="Text_20_body">I measured the dog bed and decided to make a 41” circular scale, with the load sensors near the edge. <text:s/>I realized that when Pippa sleeps against one side of her bed, her center of gravity could be close to the edge. <text:s/>Because of that situation, I need to put the load sensors as close to the outside edge of the circle as I can.</text:p>
      <text:p text:style-name="Text_20_body">Bought 2 sheets of 4'x4'x3/4” plywood. <text:s/>1/2” seemed to flex too much; 3/4” didn't flex with the weight I'm planning on.</text:p>
      <text:p text:style-name="Text_20_body"><text:soft-page-break/>Using a beam compass I'd purchased a long time ago, I drew a 41” diameter circle on the first plywood sheet, then cut it with a jig saw.</text:p>
      <text:h text:style-name="Heading_20_2" text:outline-level="2">April 5, 2016 – solder wire extensions</text:h>
      <text:p text:style-name="Text_20_body">The load sensors come with about 15” of wire attached. <text:s/>I need closer to 26” of wire, so I soldered on another 14” of wire to each wire. <text:s/>I happened to use some CAT3 cable I had lying around, but you could use separate, stranded cable to extend the load sensors' wires.</text:p>
      <text:h text:style-name="Heading_20_2" text:outline-level="2">April 6, 2016 – Solder headers; puzzle out the circuit</text:h>
      <text:p text:style-name="Text_20_body">I soldered headers on all the pins of the Load Combinator board and the Load Cell Amplifier board. <text:s/>I did this instead of soldering the wires directly to make it easy to correct wiring errors and to replace a failed part.</text:p>
      <text:p text:style-name="Text_20_body">Next I wanted to crimp the female connectors onto the load sensors, but was a bit stumped about which pin to connect where. <text:s/>The Load Combinator board pins are labeled B, W, and R, and the load sensor wires are Black, White, and Red, so I could just wire B to Black, etc., but I've seen enough cheap parts that have swapped wires that I'd like to understand the schematic.</text:p>
      <text:p text:style-name="Text_20_body">So first I measured the resistance of a load sensor. <text:s/>B to R was about 1Kohm, R to W was about 1Kohm, and B to W was about 2Kohm. <text:s/>So the Red wire in the sensor is the center tap between two resistors. <text:s/>Further, as I pushed on the sensor, the resistance between R and B dropped a little, and the resistance between R and W stayed the same. <text:s/>Reading through Sparkfun's Load Cell Amplifier Hookup Guide, I found a description of the load sensor, that matched what I'd seen. <text:s/>So this gives me confidence that I can connect each Load Sensor to the corresponding B, W, and R pins on the Load Combinator board.</text:p>
      <text:h text:style-name="Heading_20_2" text:outline-level="2">April 7, 2016 – Complete the wiring</text:h>
      <text:p text:style-name="Text_20_body">I finished crimping all the connectors to various wires. <text:s/>Now the circuit is complete. In summary: I've soldered and heat-shrunk extensions to each of the load sensors' wires; I've soldered in header pins for all the connections on the Load Combinator board and Load Cell Amplifier board; I've crimped 3-pin connectors on the end of each set of 3 wires for each load sensor; I've crimped 4-pin connectors between the Load Combinator and Load Cell Amplifier boards; I've crimped a 4-pin connector onto the wires that go from the Load Cell Amplifier board to the Arduino.</text:p>
      <text:p text:style-name="Text_20_body">For now I'm using an Arduino Uno, because I want to check that the code works on an Uno before seeing whether I need to do anything to port to Arduino 101. <text:s/>I also decided to put the Arduino on the bottom plywood piece of the scale, along with the other electronics. <text:s/>I'll need to remember to open and vacuum the scale every once in a while, to keep dust from short-circuiting the parts.</text:p>
      <text:p text:style-name="Text_20_body">I also test layed out the parts on the bottom circle of plywood. <text:s/>Everything looks good. <text:s/>I'm still a bit puzzled about how to keep the load sensors from slipping without epoxying them down.</text:p>
      <text:h text:style-name="Heading_20_2" text:outline-level="2"><text:soft-page-break/>April 9, 2016 – design a preliminary support block</text:h>
      <text:p text:style-name="Text_20_body">I measured the dimensions of the load sensor, documented them in the Mechanical Notes file, and worked out the preliminary design of the block that will support the load sensor and keep the top piece of plywood from pressing on the circuitry (which is rather thick because of the connectors). This preliminary block will allow me to test the rest of the circuit while I think about a more permanent design that will keep the load sensors from slipping over time.</text:p>
      <text:h text:style-name="Heading_20_2" text:outline-level="2">April 10, 2016 – Assemble and test the scale, discover a problem</text:h>
      <text:p text:style-name="Text_20_body">Today was a second day of woodworking: I cut the top circular piece of plywood; drilled mounting holes for the Combinator board, the Load Cell Amplifier board, and the Arduino; counterbored holes in the bottom of the plywood base so the board nuts can connect; cut out blocks to support the load sensors (with nothing to hold them in place yet); assembled the whole thing and turned it on.</text:p>
      <text:p text:style-name="Text_20_body">The great news is that it seems to work, and seems to be wired correctly!</text:p>
      <text:p text:style-name="Text_20_body">I did a few tests using the Sparkfun HX711 examples, and found a few things:</text:p>
      <text:list xml:id="list5320771162840393256" text:style-name="L3">
        <text:list-item>
          <text:p text:style-name="P35">The HX711 library assumes a linear change in readings vs. weight (vs. say polynomial). <text:s/>Something is funny, because the code seems to scale the value differently depending on what 'zero' weight is on the scale. <text:s/>That suggests the sensors' values aren't linearly proportional to weight. <text:s/>I'll have to explore this more.</text:p>
        </text:list-item>
        <text:list-item>
          <text:p text:style-name="P35">The position of Pippa's center of gravity on the scale will produce different readings. <text:s/>This is a big problem, since Pippa often sleeps with her head hanging over the edge of her bed.</text:p>
        </text:list-item>
      </text:list>
      <text:p text:style-name="Text_20_body">Moving a 15 pound weight from the center to the 4 corners (right above each of the 4 load sensors) gave readings that differed by 2/3 pound. <text:s/>This tells me the load sensors don't all have the same calibration factor, or perhaps aren't wired identically. <text:s/>This isn't surprising, since each load sensor is labeled with a different calibration factor. <text:s/>This means that as Pippa moves around in bed, the scale will produce different (incorrect) values. <text:s/>I have to explore this more once I get the basic scale calibrated and working properly.</text:p>
      <text:p text:style-name="Text_20_body">I'm so happy I connected everything with connectors rather than soldering it together, because it looks like I'll need to change the circuit design to accommodate Pippa sleeping in different parts of the bed – that is, with her center of gravity anywhere inside the rectangle defined by the points of the four load sensors.</text:p>
      <text:h text:style-name="Heading_20_2" text:outline-level="2">April 10-12, 2016 – Calibration and testing</text:h>
      <text:p text:style-name="Text_20_body">It was very easy to use the HX711 library to read and calibrate the scale. I'm impressed.</text:p>
      <text:p text:style-name="Text_20_body">I did a series of measurements to calibrate the scale, then to test how accurate it was. <text:s/>These numbers convinced me to redesign the scale to <text:span text:style-name="Default_20_Paragraph_20_Font"><text:span text:style-name="T1">use a separate Load Cell Amplifier for each Load Sensor</text:span></text:span>, so I can calibrate out the differences among them, and as a side benefit, calculate Pippa's center of gravity as she flops about in her bed.</text:p>
      <text:p text:style-name="Text_20_body"><text:soft-page-break/>I ordered 3 more Load Cell Amplifiers, checked that I have plenty of the right resistors to build a Wheatstone bridge for each Load Sensor, and ordered a Raspberry Pi to be my BLE to Cloud gateway.</text:p>
      <text:p text:style-name="Text_20_body">By the way, as I was writing this, Pippa decided to lay down on the scale. <text:s/>The reported weight is 44.3 lbs, which may be about 1 pound high or low.</text:p>
      <text:h text:style-name="Heading_20_2" text:outline-level="2">April 15, 2016 – how to hold the sensors; ordering parts</text:h>
      <text:p text:style-name="Text_20_body">I decided a simple way to hold the sensors to the support blocks: friction. <text:s/>I've ordered bolts, nuts, and washers from McMaster-Carr so that the bolts that hold the support blocks to the bottom plywood base also hold washers that press down on the load sensors' sides, keeping them in place. <text:s/>That arrangement should hold up against the slight sideways pressures that the load sensors will be subjected to as Pippa jumps into and out of bed.</text:p>
      <text:p text:style-name="Text_20_body">I also decided to build the Wheatstone bridge for each load sensor our of 0.1%, 1Kohm resistors. <text:s/>I measured the resistance of the two resistors of one Load Sensor: each was 997ohms. As I pressed on the load sensor (on the support block), the Blue-to-Red resistance dropped by 1ohm, while the White-to-Red resistance remained at 997ohms.</text:p>
      <text:p text:style-name="Text_20_body">So the other half of the Wheatstone Bridge (the half <text:s/>must build) should contain paired resistors. <text:s/>0.1% 1K resistors mean that each resistor could be as little as 999ohms (1000 – 0.1% of 1000) or as much as 1001ohms. So the difference between two resistors could be as much as 2ohms, which is a lot. <text:s/>Fortunately, I bought a large number of the resistors, so I should be able to select pairs of resistors that are more closely matched than that (there is some simple combinatoric math that tells me that picking matched pairs should be easy).</text:p>
      <text:h text:style-name="Heading_20_2" text:outline-level="2">April 17, 2016 – Finished the 4-load-sensor calibration and measurement formulas</text:h>
      <text:p text:style-name="Text_20_body">ProjectMath.odp now describes how to choose resistors for wiring up a single Load Sensor to a Load Cell Amplifier, and describes how to calibrate the 4 independent Load Sensors, and how to calculate the weight and center of gravity when the scale is running.</text:p>
      <text:p text:style-name="Text_20_body">A nice side effect of keeping the 4 load sensors separate (rather than using a Load Sensor Combinator board) is that you can get some feel for the size of weight and position errors. This is because the design uses 4 load sensors instead of the minimal 3 load sensors.</text:p>
      <text:p text:style-name="Text_20_body">In thinking about calculating center of gravity, I realized that the measured center of gravity will be that of Pippa plus the plywood top. <text:s/>For this reason, it will be important to place the plywood top so its center of gravity is at the center of the rectangle formed by the 4 load sensors. <text:s/>It will also be important that the support points of the 4 load sensors form a rectangle, to minimize error.</text:p>
      <text:p text:style-name="Text_20_body">Oops: I now realize that the weight and center of gravity includes the bed and bed cover. <text:s/>So we'll know Pippa's weight and location only to the extent that we know the location and weight of the bed and bed cover. <text:s/>The moving of the bed and covers will change our reading of Pippa's weight (somewhat). <text:s/>Maybe a bed isn't the best place to measure her weight. <text:s/>Maybe I could just make a short <text:soft-page-break/>table for her to lie on in the living room with us.</text:p>
      <text:h text:style-name="Heading_20_2" text:outline-level="2">April 19, 2016 – Rewriting the calculation of center of gravity</text:h>
      <text:p text:style-name="Text_20_body">I realized that my calculation of the center of gravity was completely wrong, or at least difficult and misleading. So I redid the physics and algebra and came up with a simpler calculation that is more intuitively correct. <text:s/>See ProjectMath.odp for the details.</text:p>
      <text:p text:style-name="Text_20_body">I marked and drilled a hole in the Center of Gravity of the top plywood circle. <text:s/>Later I can use this mark to center the top plywood circle over the center of the rectangle formed by the four Load Sensors.</text:p>
      <text:p text:style-name="Text_20_body">The electronic parts have come in, so now I get to rebuild the circuit, using a breadboard instead of the Sparkfun Load Sensor Combinator Board.</text:p>
      <text:h text:style-name="Heading_20_2" text:outline-level="2">April 20, 2016 – Load Sensor holder Fail</text:h>
      <text:p text:style-name="Text_20_body">The bolts and nuts came in, so I tried them out with the washers I had from another project. <text:s/>My plan was to place the bolts and washers on either side of each load sensor, with the bolts holding the load sensor support block to the plywood base and (importantly) putting enough pressure on the washers to keep the load sensor from slipping.</text:p>
      <text:p text:style-name="Text_20_body">That was the theory.</text:p>
      <text:p text:style-name="Text_20_body">In reality, the bolt head + washer angle puts the top of the bolt head too close to the height of the load sensor's top button – the point of contact with the top plywood circle. So I expect that once the plywood circle presses down on the load sensor, it might start to contact the bolt heads, which would mess up the weight measurement.</text:p>
      <text:p text:style-name="Text_20_body">So I'm back to ignoring the problem of how to keep the Load Sensors from slipping for now, while I work on the circuit.</text:p>
      <text:h text:style-name="Heading_20_2" text:outline-level="2">April 21, 2016 – Working out the Load Sensor circuit</text:h>
      <text:p text:style-name="Text_20_body">To design the circuit, I started by reacquainting myself with the schematic and behavior of the Load Sensor. <text:s/>The Load Sensor is two resistors in series: one resistance lowers when pressure is put on the Load Sensor; the other resistor remains relatively constant. <text:s/>Also the Load Sensor has three wires coming out of it: White, Black, and Red.</text:p>
      <text:p text:style-name="Text_20_body">I measured the resistance between pairs of Load Sensor wires, with and without pressure on the sensor.</text:p>
      <table:table table:name="Table1" table:style-name="Table1">
        <table:table-column table:style-name="Table1.A" table:number-columns-repeated="3"/>
        <table:table-header-rows>
          <table:table-row>
            <table:table-cell table:style-name="Table1.A1" office:value-type="string">
              <text:p text:style-name="Table_20_Heading">Wires</text:p>
            </table:table-cell>
            <table:table-cell table:style-name="Table1.A1" office:value-type="string">
              <text:p text:style-name="Table_20_Heading">Unloaded Resistance</text:p>
            </table:table-cell>
            <table:table-cell table:style-name="Table1.C1" office:value-type="string">
              <text:p text:style-name="Table_20_Heading">Loaded Resistance</text:p>
            </table:table-cell>
          </table:table-row>
        </table:table-header-rows>
        <table:table-row>
          <table:table-cell table:style-name="Table1.A2" office:value-type="string">
            <text:p text:style-name="Table_20_Contents">Black to Red</text:p>
          </table:table-cell>
          <table:table-cell table:style-name="Table1.A2" office:value-type="string">
            <text:p text:style-name="Table_20_Contents">999 ohms</text:p>
          </table:table-cell>
          <table:table-cell table:style-name="Table1.C2" office:value-type="string">
            <text:p text:style-name="Table_20_Contents">998 ohms (resistance went down)</text:p>
          </table:table-cell>
        </table:table-row>
        <table:table-row>
          <table:table-cell table:style-name="Table1.A2" office:value-type="string">
            <text:p text:style-name="Table_20_Contents">Black to White</text:p>
          </table:table-cell>
          <table:table-cell table:style-name="Table1.A2" office:value-type="string">
            <text:p text:style-name="Table_20_Contents">1,998 ohms</text:p>
          </table:table-cell>
          <table:table-cell table:style-name="Table1.C2" office:value-type="string">
            <text:p text:style-name="Table_20_Contents">ignored</text:p>
          </table:table-cell>
        </table:table-row>
        <table:table-row>
          <table:table-cell table:style-name="Table1.A2" office:value-type="string">
            <text:p text:style-name="Table_20_Contents">White to Red</text:p>
          </table:table-cell>
          <table:table-cell table:style-name="Table1.A2" office:value-type="string">
            <text:p text:style-name="Table_20_Contents">999 ohms</text:p>
          </table:table-cell>
          <table:table-cell table:style-name="Table1.C2" office:value-type="string">
            <text:p text:style-name="Table_20_Contents">999 ohms (unchanged)</text:p>
          </table:table-cell>
        </table:table-row>
      </table:table>
      <text:p text:style-name="Text_20_body"/>
      <text:p text:style-name="Text_20_body">So the schematic should be: <text:s/>E+ --- Black ---- Red (to S+) --- White --- E-</text:p>
      <text:p text:style-name="Text_20_body"><text:soft-page-break/>As pressure is put on the Load Sensor, the Black-to-Red resistance should drop, which will cause the voltage at S+ to increase.</text:p>
      <text:p text:style-name="Text_20_body">Next I want to pick matched-resistance pairs of resistors from the pack of 100 of 1K, 0.1% resistors. <text:s/>I had all kinds of plans on how to measure the resistance to better than my 4-significant-digits multimeter could measure. <text:s/>Finally I realized that I should just wire up random pairs of resistors in a Wheatstone Bridge with a given Load Sensor and Load Cell Amplifier, the read what the zero-load amplifier output is, then swap the two resistors and measure again. <text:s/>The difference will be proportional to the difference in the resistors.</text:p>
      <text:p text:style-name="Text_20_body">Created a Fritzing diagram of one Load Sensor's Wheatstone Bridge and connection to its Load Cell Amplifier.</text:p>
      <text:h text:style-name="Heading_20_2" text:outline-level="2">April 24, 2016 – tried the circuit for one Load Sensor</text:h>
      <text:p text:style-name="Text_20_body">I built out the circuit in the Fritzing diagram – that of one Load Sensor connected to one Load Cell Amplifier – and tested (and corrected) it.</text:p>
      <text:p text:style-name="Text_20_body">Then I started testing different 1Kohm, 0.1% resistors. I want to find a pair that are well matched. <text:s/>That is, a pair that when used in the circuit produce a zero-load offset that isn't large.</text:p>
      <text:p text:style-name="Text_20_body">I made many measurements, of the value of 0V (S+ connected to S-, with no external resisitors in the circuit), the value using various combinations of resistors. <text:s/>...then I discovered I was using the wrong call. <text:s/>I wanted the raw ADC (Analog to Digital Converter) output, which is available via an hx711.read() call. I then fixed the error and started over, documenting the results here.</text:p>
      <text:p text:style-name="Text_20_body">With no external resistors in the circuit (just the Load Sensor) and with S+ connected directly to S-, there should be a zero voltage at the ADC. <text:s/><text:span text:style-name="Default_20_Paragraph_20_Font"><text:span text:style-name="T1">The value I read for 0Vis 5720</text:span></text:span>. This makes a lot more sense than the much larger numbers I was reading when using the wrong call.</text:p>
      <text:p text:style-name="Text_20_body">I also double-checked the circuit: that when I press on the Load Sensor (when external resistors R1 and R2 are in the circuit), the ADC value increases.</text:p>
      <text:p text:style-name="Text_20_body">I picked 4 resistors, then started comparing the ADC raw value of 2 of them, both as R1 and R2, then swapped as R2, R1. <text:s/>I picked the combination that produced the negative value that was closest to the 0V value (5720). <text:s/>See Calculations.ods, the sheet named Matching Resistors.</text:p>
      <text:p text:style-name="Text_20_body">I've built the circuit on a solderless breadboard. <text:s/>I noticed that wiggling the various connections produced ADC values that varied by 10,000 or so. <text:s/>So I plan to move the circuit to a soldered circuit before I finish.</text:p>
      <text:p text:style-name="Text_20_body">I started building the circuit for the second Load Sensor.</text:p>
      <text:h text:style-name="Heading_20_2" text:outline-level="2">April 26, 2016 – Built the second Load Sensor circuit</text:h>
      <text:p text:style-name="Text_20_body">I re-layed-out the circuit so all four channels would fit on a half-sized proto board.</text:p>
      <text:p text:style-name="Text_20_body">I re-tested the first Load Sensor. <text:s/>It seemed ok. <text:s/>I then built the second Load Sensor and Amplifier <text:soft-page-break/>circuit, then picked two 1k 0.1% resistors in the same way I did for the first Load Sensor.</text:p>
      <text:h text:style-name="Heading_20_2" text:outline-level="2">April 27, 2016 – Built the third Load Sensor circuit</text:h>
      <text:p text:style-name="Text_20_body">I started using connectors to connect the power and Arduino pins, so that no long wires will be soldered to the proto board (once I switch to protoboard).</text:p>
      <text:p text:style-name="Text_20_body">I ran into a few problems with the circuit not reading zero volts properly, then found it was reading the wrong Load Cell Amplifier. <text:s/>I'd forgotten to re-download the Sketch after I switched the code to read from the 3<text:span text:style-name="Default_20_Paragraph_20_Font"><text:span text:style-name="T2">rd</text:span></text:span> Load Cell Amplifier. <text:s/>Found a simple test: unplug the Load Cell Amplifier of interest from the Arduino. <text:s/>If the output reads 0, that's correct. <text:s/>If instead it reads some number, it's reading from the wrong Amplifier.</text:p>
      <text:h text:style-name="Heading_20_2" text:outline-level="2">April 28, 2016 – Lost caches of parts</text:h>
      <text:p text:style-name="Text_20_body">I finished finding the resistor pair for the 3<text:span text:style-name="Default_20_Paragraph_20_Font"><text:span text:style-name="T2">rd</text:span></text:span> of 4 Load Sensor circuits, then built most of the 4<text:span text:style-name="Default_20_Paragraph_20_Font"><text:span text:style-name="T2">th</text:span></text:span> Load Sensor circuit.</text:p>
      <text:p text:style-name="Text_20_body">Frustratingly, I seem to have run out of 4-position Molex connectors. <text:s/>I know I ordered and received 25 of them recently, but I seem to have put them in a “good place” - that is, somewhere that made perfect sense at the time, but that I can't seem to find now. <text:s/>They're hiding along with 25 5-position Molex connectors.</text:p>
      <text:p text:style-name="Text_20_body">I do have a bad habit of leaving parts in random Sparkfun cardboard boxes. <text:s/>I expect the parts will turn up sooner than new ones would, but it's still frustrating.</text:p>
      <text:p text:style-name="Text_20_body">(...later, after a shakedown of my workspace...) HA! <text:s/>I had indeed put the missing parts in a random Sparkfun box, with a bunch of random parts.</text:p>
      <text:p text:style-name="Text_20_body">Finished wiring the last Load Sensor circuit, and started testing resistor pairs for it.</text:p>
      <text:h text:style-name="Heading_20_2" text:outline-level="2">April 29, 2016 – Soldered one Load Sensor Circuit</text:h>
      <text:p text:style-name="Text_20_body">I transferred the Upper-Left Load Sensor Circuit (along with the matched load sensor and amplifier) to a Sparkfun PTH-protoboard-30 to keep the behavior of the circuit more stable. <text:s/>Interestingly, the soldered version of the circuit shows a zero-load offset Amplifier output of 45939 compared to the breadboard value of -2081. <text:s/>That change makes it almost pointless to try to find closely matched resistors, if the value will change that much when the circuit is soldered together.</text:p>
      <text:p text:style-name="Text_20_body">I also noticed that I can get an idea of how closely matched or unmatched a Load Sensor's resistors are based on the Amplifier value when using R3 and R4 vs. when those two resistors are swapped. <text:s/>Suppose I have two resistors, A and B. <text:s/>Measure the amplifier output value when A is R3 and B is R4. Call that Va. <text:s/>Swap the resistors, so that B is R3 and A is R4, then measure the output. <text:s/>Call that Vb. <text:s/>It turns out that the mean of those numbers, (Va + Vb)/2, is what the amplifier output would be if A exactly matched B. <text:s/>That value gives you an idea of how closely matched the corresponding Load Sensor's resistors are.</text:p>
      <text:h text:style-name="Heading_20_2" text:outline-level="2"><text:soft-page-break/>April 30, 2016 – Soldered the rest; making connectors and testing</text:h>
      <text:p text:style-name="Text_20_body">I picked a resistor pair for the last Load Sensor circuit, then transferred the whole circuit to the Protoboard. <text:s/>I made connectors and tested the Upper Left, Lower Left, and Upper Right Load Sensor/Amplifier circuits. <text:s/>One big surprise is that the soldered circuit has a very different zero-load reading than the breadboarded circuit. <text:s/>This difference makes the searching for matching resistors that I did above sort of pointless, but the numbers still look good.</text:p>
      <text:p text:style-name="Text_20_body">I did have a worry when the Upper Right circuit didn't seem to be working. <text:s/>I read about 5000 units from the Load Cell Amplifier, regardless of the pressure I put on the corresponding Load Sensor. After a little debugging, I found the Vcc wire in the connector from the Load Cell Amplifier to the Protoboard was broken. <text:s/>I replaced that wire and all was well.</text:p>
      <text:h text:style-name="Heading_20_2" text:outline-level="2">May 1, 2016 – Finished protoboard and connectors</text:h>
      <text:p text:style-name="Text_20_body">I finished moving the circuit to the Protoboard, then drilled and routed (counterbored) holes for the bolts that will hold the boards onto the bottom plywood circle. <text:s/>Unfortunately, I found the 3/4” bolts I ordered are too short.</text:p>
      <text:h text:style-name="Heading_20_2" text:outline-level="2">May 2, 2016 – Finished assembly (except for holding down load sensors)</text:h>
      <text:p text:style-name="Text_20_body">I tried using 1” bolts to mount the circuit boards to the bottom plywood piece, but they were too long. <text:s/>I tried adding 1/4” spacers, but then I have essentially 3/4” bolts, which are too short. <text:s/>So I need to counterbore the holes a little deeper. <text:s/>I'm a little concerned this may weaken the plywood, but I don't think it will.</text:p>
      <text:p text:style-name="Text_20_body">I need to find a router bit that can counterbore. <text:s/>The one I have doesn't cut in the center disk of the bit, limiting the bore depth to much more shallow than I need.</text:p>
      <text:p text:style-name="Text_20_body">I assembled the boards using 1” screws, just to get the whole thing together for initial testing. <text:s/>These bolts protrude a bit out of the plywood bottom, but since the scale is on carpet this isn't a big problem.</text:p>
      <text:p text:style-name="Text_20_body">Did a touch of testing and calibration. It seems to be ok, with more noise than the initial, 1 Load Cell Amplifier circuit had – I'm not sure why that is.</text:p>
      <text:h text:style-name="Heading_20_2" text:outline-level="2">May 3, 2016 – Found a Forstner bit works; found creep</text:h>
      <text:p text:style-name="Text_20_body">I checked the router bit I'd used to counterbore the holes and found that its cutting edges don't go to the center: I pretty much wrecked that bit by forcing it down (it's pretty torn up).</text:p>
      <text:p text:style-name="Text_20_body">Took a 1/2” Forstner bit and test-fit it into the plunge router – it fit! Did a tidy 1/2” deep hole. <text:s/>So I get to disassemble the boards from the plywood, cut new counterbore holes, and reassemble the boards.</text:p>
      <text:p text:style-name="Text_20_body">Meanwhile, I did a rough calibration and found a few things: 1) all the weights creep some – when I calibrate for real I should let the weights sit on the scale for a day before reading the value, and 2) For some reason the 0 load values (no plywood top on the scale) are way off of expected values. <text:s/>That tells me that either I misweighed the plywood top or that the 0-weight values hadn't settled before I measured. <text:s/>Rechecking those numbers, it looks like I didn't let the values settle – so I need to even let <text:soft-page-break/>the zero-weight scale sit for a day before reading the values.</text:p>
      <text:p text:style-name="Text_20_body">Interestingly, ignoring the zero-weight case, the Load Sensors seem relatively linear. <text:s/>I had expected a polynomial/exponential curve to their output, but at least up to 44 lbs it doesn't appear.</text:p>
      <text:p text:style-name="Text_20_body">Shopped a bit for barbell weight plates for calibration. <text:s/>Found “Gold's Gym 50 lb Olympic Plate Set” for $64 on Amazon (though shipping must be expensive). <text:s/>I bet that's the sort of thing I could buy very cheaply at a second-hand store. <text:s/>...or I could borrow some.</text:p>
      <text:h text:style-name="Heading_20_2" text:outline-level="2">May 4, 2016 – Recut the counterbore holes</text:h>
      <text:p text:style-name="Text_20_body">Disassembled the boards from the plywood base and re-cut the counterbore holes to 1/4” deep using the Forstner bit – it worked great!</text:p>
      <text:h text:style-name="Heading_20_2" text:outline-level="2">May 5, 2016 – Designing the 3d printed holders for the Load Sensors</text:h>
      <text:p text:style-name="Text_20_body">I don’t know FreeCAD, but now’s the perfect time to learn. <text:s/>I found a nice tutorial: <text:a xlink:type="simple" xlink:href="http://www.freecadweb.org/wiki/index.php?title=Basic_Part_Design_Tutorial" office:target-frame-name="_top" xlink:show="replace" text:style-name="Internet_20_link" text:visited-style-name="Visited_20_Internet_20_Link">http://www.freecadweb.org/wiki/index.php?title=Basic_Part_Design_Tutorial</text:a>, and used those instructions to create the first of the two slabs that will make up the holder. <text:s/>I have a lot of work to do with this design before it’s ready to print.</text:p>
      <text:h text:style-name="Heading_20_2" text:outline-level="2">May 6, 2016 – First print!</text:h>
      <text:p text:style-name="Text_20_body">With a friend’s help, I printed the part I designed yesterday. <text:s/>The Toolchain is FreeCAD to Cura (<text:a xlink:type="simple" xlink:href="https://www.lulzbot.com/cura" office:target-frame-name="_top" xlink:show="replace" text:style-name="Internet_20_link" text:visited-style-name="Visited_20_Internet_20_Link">https://www.lulzbot.com/cura</text:a>) to print on a Lulzbot Taz 5. <text:s/>It worked! <text:s/>The fit to the Load Sensor is good.</text:p>
      <text:p text:style-name="Text_20_body">I redesigned the part to give the Load Sensor a little more freedom of movement, and added tabs on the top to hold down the Load Sensor. <text:s/>I had no luck creating countersink holes for the flat head, so for the moment I’ve left simple small holes for the shaft of the bolt.</text:p>
      <text:h text:style-name="Heading_20_2" text:outline-level="2">May 7, 2016 – First Print by myself!</text:h>
      <text:p text:style-name="Text_20_body">Today I managed to print the second revision of the Load Sensor holder all by myself – I’m so proud! I adjusted the thickness of the tabs to let the T part of the sensor bend more freely; corrected the size of the bolt head holes (it’s radius, not diameter), and added a pair of tabs to hold the sensor down.</text:p>
      <text:p text:style-name="Text_20_body">There’s clearly something I don’t understand about FreeCAD and Cura, because the working model was about my 5<text:span text:style-name="Default_20_Paragraph_20_Font"><text:span text:style-name="T2">th</text:span></text:span> attempt, each time starting from scratch. <text:s/>The main symptom is that whenever I use Pocket (drill a hole) in FreeCAD, Cura gets completely confused by the resulting model. <text:s/>I found hints that before exporting I should fuse all the components together to elminate redundant and internal edges, but didn’t have any luck (yet) finding how to do that. <text:s/>Luckily I could construct the holder using three layers that stack simply on top of each other. Cura seems happy with that.</text:p>
      <text:p text:style-name="Text_20_body">If this print works, I’ll be ready to print 3 more and be done printing. Sometime I’ll need to learn more about FreeCAD and Cura and how to print things with pockets, and learn how to make countersink holes in FreeCAD. For now I can do without these features.</text:p>
      <text:p text:style-name="Text_20_body"><text:soft-page-break/>Another thing on my mind: I need to decide how to align the center of gravity of the plywood top with the center of the plywood bottom. <text:s/>Any misalignment will translate into calibration error, because the calibration center of gravity won’t be centered on the four Load Sensors.</text:p>
      <text:h text:style-name="Heading_20_2" text:outline-level="2">May 6, 2016 – Mess with something enough and you’ll break it</text:h>
      <text:p text:style-name="Text_20_body">The latest Load Sensor holder looks fine, but it was a little wide for the block I plan to bolt it to. <text:s/>So I did just one more revision of the Load Sensor holder design, and it turned out great!</text:p>
      <text:p text:style-name="Text_20_body">So I jumped ahead to printing 4 of them at once… and had a printing catastrophe. <text:s/>The plastic wasn’t sticking to the bed. After just a few minutes of printing I had a sticky haywire mess of plastic, and canceled the print.</text:p>
      <text:p text:style-name="Text_20_body">In checking what went wrong, it looks like I accidentally set the fill ratio to 10%, which (for this printer and material at least) is too little.</text:p>
      <text:p text:style-name="Text_20_body">While the catastrophe was printing, I started designing a guide to help center the top plywood circle over the bottom one. <text:s/>My idea is to drive a nail into the center of the top plywood circle, and attach a plastic cone to the center of the bottom plywood circle. <text:s/>Then when it’s time to assemble the scale, I can get the top close to the center, then the nail-and-code guide should make it easy to slide the top plywood piece onto the bottom guide. <text:s/>The plywood top weight will still be held my the 4 Load Sensors, but the nail and cone should minimize the side-to-side slippage. <text:s/>We’ll see.</text:p>
      <text:p text:style-name="Text_20_body">The guide cone design eats plastic: because the cone is unsupported, Cura adds a thin support structure. <text:s/>But for a large cone like this, that support structure is significant: over 3 meters of filament to print.</text:p>
      <text:p text:style-name="Text_20_body">To sum up: 1) Good News: the Load Sensor holder design is finished, 2) Centering Guide design is in progress.</text:p>
      <text:h text:style-name="Heading_20_2" text:outline-level="2">May 10, 2016 – Assembled Scale Version 2</text:h>
      <text:p text:style-name="P1">I did the last of the woodworking to complete the scale, and assembled it.</text:p>
      <text:h text:style-name="Heading_20_2" text:outline-level="2">May 11, 2016 – Odd calibration results, <text:span text:style-name="T4">then not so odd</text:span></text:h>
      <text:p text:style-name="P1">I modified the Sketch to calculate Average and Standard Deviation for each Load Cell Amplifier so I wouldn't have to do it manually in a spreadsheet. <text:s/>Read out the statistics for a zero-load weight (not even the top plywood piece).</text:p>
      <text:p text:style-name="P1">I re-measured the weight of the top plywood circle by weighing myself, then myself holding the top plywood piece, on the bathroom scale. The reading was 18.7 lbs. Unfortunately, the last time I did the same measurement, the weight was 19.2 lbs = ½ lb difference. <text:s/>How can my scale be accurate if the 'calibrated' weights vary so much? <text:s/><text:span text:style-name="T4">I then</text:span> measured the weight of the top plywood circle using a luggage scale. <text:s/><text:span text:style-name="T3">8.5kg <text:s/>and 18.7 lbs, which agreed with the bathroom scale. <text:s text:c="2"/>Then I remembered the woodworking has removed wood since I last measured the top plywood cylinder – so the bathroom scale and luggage scale seem accurate enough after all.</text:span></text:p>
      <text:p text:style-name="P2">So I proceeded with a top plywood scale weight of 8.5kg.</text:p>
      <text:p text:style-name="P2"><text:soft-page-break/>I (with <text:span text:style-name="T4">my wife</text:span>) laid the plywood top circle roughly in the center of the bottom part of the scale, then dropped the nail into the hole in the center of the top plywood circle and wiggled the top plywood circle about a bit until the nail dropped into the center of the centering guide – the centering guide worked perfectly!</text:p>
      <text:p text:style-name="P3">I'll leave the plywood top on for a day or two before measuring its weight, to give the Load Sensors a chance to creep. <text:s/>I re-measured my weightlifting weights with the luggage scale: 6.8 kg and 2 weights of 2.2 kg each. <text:s/>The 2.2kg weights are substantially lighter than the 2.4kg <text:span text:style-name="T4">I </text:span>measured <text:span text:style-name="T4">a while ago – that's odd.</text:span></text:p>
      <text:p text:style-name="P3">So I think I'll have to eventually find some more accurate way of measuring my calibration weights. <text:s/>For now I'll use the luggage scale.</text:p>
      <text:h text:style-name="Heading_20_2" text:outline-level="2">May 12, 2016 – Starting to write the scale software</text:h>
      <text:p text:style-name="P4">I wrote the easy code to measure weight by summing the weight from each Load Cell Amplifier. <text:s/>Since Pippa was lying on the scale, For fun I plugged in the first-estimate scale and offset numbers for each Load Cell Amplifier. <text:s/>It reported 31.58 kg total weight on the scale. <text:s/>Subtracting the 8.5 kg weight of the top plywood circle gave me 50.9 lbs, which isn't a bad result for using very rough scale factors and a roughly 44 lb dog. <text:s/>That result should become better when Pippa leaves the scale and gives me a chance to calibrate it.</text:p>
      <text:p text:style-name="P5">Adding the center of gravity calculation was easy, because I had the formulas from my blog.</text:p>
      <text:h text:style-name="Heading_20_2" text:outline-level="2">May 13, 2016 – Bad Load Sensor <text:span text:style-name="T6">wiring, BLE programming</text:span></text:h>
      <text:p text:style-name="P6">I replaced the Arduino Uno with an Arduino 101 and it works fine with no code changes.</text:p>
      <text:p text:style-name="P6">In testing zero-load calibration, I noticed one Load Cell Amplifier was reporting wildly differing numbers: from about -14,000 to almost -19,000. <text:s/>Wiggling the wire made substantial differences, while wiggling the other Load Sensors' wires made little difference in their values. <text:s/><text:span text:style-name="T7">Once I got the lower left sensor to read only 4,000 with a standard deviation of about 50. <text:s/>That's twice the standard deviation of the others, which suggests a lot of electrical noise. </text:span>To test the connector and Load Cell Amplifier, I swapped the lower-left and lower-right Load Sensor connectors. <text:s/>The problem followed the Load Sensor and its wires.</text:p>
      <text:p text:style-name="P6">My first suspicion is that the 3-pin molex connector isn't connecting well: I had some trouble building some of those connectors, for example having a wire break. <text:s/>It's possible one of the wires at that connector is broken.</text:p>
      <text:p text:style-name="P6">My second suspicion is the Load Sensor itself. <text:s/>I noticed that the end of the lower-left Load Sensor is cracked: the metal at its tip is split at the rivet that holds the top and bottom pieces together.</text:p>
      <text:p text:style-name="P7">I cut off the lower-left Load Sensor connector to the board and crimped new pins and connector onto that set of wires. Happily, the new value from the lower-left Load Sensor is more consistent and the standard deviation is consistent with the other sensors – success!</text:p>
      <text:p text:style-name="P7"><text:soft-page-break/>I noticed in looking at the values from the Load Cell Amplifiers (the Load Sensors) that there seems to be a lot of drift as the Amplifiers warm up. <text:s/>So it's important to run the whole circuit for a while before taking the readings for calibration. <text:s/>This warm-up effect may have been what made me think there was a lot of creep (the Load Sensor mechanical movement), when in reality it was just the circuit warming up.</text:p>
      <text:p text:style-name="P8">So I turned on the circuit and left the calibration code running for 15 minutes. <text:s/>After 15 minutes the trends were still sliding up or down (dependent on the Load Cell Amplifier) with no end in sight.</text:p>
      <text:p text:style-name="P9">After an hour the data seems to vary by 300 to 700 units. I guess that's the accuracy I'll see. <text:s/>Calculating the slope from the initial weight of the top plywood piece, I'm seeing a minimum slope of about 42,000 units/kg. With that slope, 700 units represents about 0.017 kg, which is actually very good stability.</text:p>
      <text:p text:style-name="P10">Wrote code to send the gross weight via the Standard BLE Weight Characteristic. <text:s/>For some reason the device wasn't recognized. Need to debug that – probably forgot something simple.</text:p>
      <text:h text:style-name="Heading_20_2" text:outline-level="2">May 14, 2016 – Writing the software; <text:span text:style-name="T10">BLE works</text:span></text:h>
      <text:p text:style-name="P11">Found that yes, I'd forgotten the ble.begin() that makes the Bluetooth stack work.</text:p>
      <text:p text:style-name="P11">Made a pass over the code to clean it up a bit. <text:s/><text:span text:style-name="T8">Added and tested the BLE code to send the total weight – it works!</text:span></text:p>
      <text:p text:style-name="P11">Ran the calibration code with the plywood top on, and noticed that the Lower Left sensor has a much larger variation (3000 units) that the others (400 units). <text:s/>That sensor has been a problem from the beginning. <text:s/>It's cracked and I should replace it. <text:span text:style-name="T9">(later on in the day, realizing that floor vibrations cause noise in the reading, I think the Lower Left sensor may have more variation because it's closer to the desk chair I'm working in.)</text:span></text:p>
      <text:p text:style-name="P11">Decided to not try to calculate the net dog weight, because doing that requires a history that only the cloud has. <text:s/>Instead the scale will send the gross weight plus the weights measured by the 4 load sensors (as 5 different BLE Weight “Users”).</text:p>
      <text:p text:style-name="P12">After a few hours of running I measured the Load Sensor values for the weight of the plywood top. It was pretty stable: down to the few hundreds of units variation. <text:s/>So I'm using those numbers as the calibration numbers for the plywood top. <text:s/>I then put on a “5 lbs” weight, which I've measured at 2.2 kg. <text:s/>I'll let that sit a while then record its Load Sensor values.</text:p>
      <text:p text:style-name="P13">A few hours later I came back and found that the readings were very stable until I walked into the room. <text:s/>At first I thought this was because my body increased the electrical noise, but on reflection I <text:span text:style-name="T10">realized</text:span> that the scale is on a wooden <text:span text:style-name="T10">f</text:span>loor <text:span text:style-name="T10">on the second floor of the building</text:span>– so the act of me walking around the scale or even shifting my weight in the desk chair next to the scale is likely causing the noise I'm seeing. <text:s/>Little did I know I've built a low-resolution, single-axis accelerometer. <text:s/>I have to think about that to make sure I don't interpret people walking around the scale/bed as the dog being restless in the scale/bed.</text:p>
      <text:h text:style-name="Heading_20_2" text:outline-level="2"><text:soft-page-break/>May 15, 2016 – Discovered I've made a seismometer, <text:span text:style-name="T11">adding User Ids</text:span></text:h>
      <text:p text:style-name="P14">In calibrating the latest weights, I stayed out of the upstairs for hours, then dashed up the stairs and copied the last 37 rows of calibration output. <text:s/>Surprisingly (or not surprisingly), the last 3 samples taken varied a lot, and the several readings before those (before I ran up the stairs) are nicely within a few tens of each other. <text:s/>So I'm getting really good calibration numbers now.</text:p>
      <text:p text:style-name="P15">Modified the code to add a User Id to the reported weight, <text:span text:style-name="T12">and to report user 0 = total kg, user 1 = Upper-left kg, 2 = lower-left, 3 = upper-right, 4 = lower-right. <text:s/>It works fine.</text:span></text:p>
      <text:p text:style-name="P16">Now all I have to do is finish the calibration and do a tiny bit of Sketch cleanup, and the Arduino Sketch will be complete.</text:p>
      <text:h text:style-name="Heading_20_2" text:outline-level="2">May 17, 2016 – Calibration Good News; Bad News</text:h>
      <text:p text:style-name="P17">Doing more calibration. On the good side, the technique of leaving the room (or floor of the house) empty for ½ hour before dashing up and checking calibration seems to be working well, with very small variations in the calibration numbers. <text:s/>On the bad side, I was puzzling about why two sensors were reporting different weights than the other two, and discovered that the top plywood disk was off center. <text:s/>I think I bumped it at one point. <text:s/>So I really should work out a mechanical way to keep the top disk from slipping – the plastic centering guide doesn't have enough strength to prevent slippage.</text:p>
      <text:p text:style-name="P17">Downloaded Noobs, which I plan to install on the Raspberry Pi 3 that I plan to use as a gateway.</text:p>
      <text:h text:style-name="Heading_20_2" text:outline-level="2">May 18, 2016 – More Calibration subtleties</text:h>
      <text:p text:style-name="P18">Now that I have enough weight values to do a few statistics on, I find 1 Standard Deviation of the Scale (slope) values amounts to about 0.2 kg. <text:s/>Interestingly, because my luggage scale is accurate at best to 0.1 kg, each calibration weight's value is +/-0.05 kg. <text:s/>I'm using 4 calibration weights, so the error is 4 * the single weight error, or +/-0.2 kg.</text:p>
      <text:p text:style-name="P18">So if I want this to track Pippa's weight as well as a bathroom scale can, I should probably find a way to either borrow a set of calibration weights (hard) or find a scale that's calibrated to something closer to 10 grams (0.01 kg). <text:s/>Alternatively, I could rig up something to weigh the total weight I'm putting on the scale, rather than summing the individual weights (with their individual weight errors). <text:s/>Perhaps I could load a piece of luggage up?</text:p>
      <text:h text:style-name="Heading_20_2" text:outline-level="2">May 19, 2016 – Completed Calibration for now</text:h>
      <text:p text:style-name="P19">Finished the calibration up to 40 lbs. Not great results <text:span text:style-name="T13">(about the same .7lbs error)</text:span>, I assume because of 1) I don't know the actual <text:span text:style-name="T13">mass</text:span> of the weights I'm using, 2) the scale doesn't seem to be level – with just the top on the scale, I see two Load Sensors reporting significantly more weight than the other two, 3) I haven't done all of the calibrations using the technique of being out of the room for a few hours, 4) I think the Load Sensors are just cheap and not so linear, 5) there may be issues because the lines between the Load Sensors and the Protoboard aren't shielded.</text:p>
      <text:p text:style-name="P19">I still get varying weight depending on where on the scale the weight is. <text:s/>So in that sense it was a waste of money and calibration effort to have a separate Load Cell Amplifier for each Load Sensor. <text:s/>I still <text:soft-page-break/>hold out hope that if I accurately measure my calibration weights (e.g., on the scale at the vet's) and pay more attention to being out of the room during calibration, I may get better results.</text:p>
      <text:p text:style-name="P20">I updated the Bill of Materials. It sums to about $230 for the project, not counting special tools required.</text:p>
      <text:p text:style-name="P20">At any rate, the scale software and hardware is complete!</text:p>
      <text:h text:style-name="Heading_20_2" text:outline-level="2">June 26-27, 2016 – Set up the Raspberry Pi BLE and Node.js</text:h>
      <text:p text:style-name="P22">I've successfully set up the Raspberry Pi with Raspbian Linux, updated the Pi BLE stack, installed Node.js, and installed the Node.js BLE package, “noble”. <text:s/>See PiConfig.txt for details.</text:p>
      <text:p text:style-name="P22">I'm in the process of redoing the installation, following and updating the instructions in PiConfig.txt.</text:p>
      <text:h text:style-name="Heading_20_2" text:outline-level="2">June 28-29, 2016 – Writing BLE Node.js code</text:h>
      <text:p text:style-name="P24">The scalegateway code is currently a<text:span text:style-name="T15">n only-</text:span>slightly-modified version of noble/test.js <text:span text:style-name="T15">(needs to be totally rewritten)</text:span>: it reads a properties file, then reads a single weight measurement from the scale. The weight parsing needs work, because it seems to report values that differ from those reported by the Nordic BLE testing app (which I trust).</text:p>
      <text:p text:style-name="P24">I've learned that if the BLE Client (scalegateway) exits without disconnecting, the Arduino 101 remains in a non-advertising state which requires a reset to fix.</text:p>
      <text:h text:style-name="Heading_20_2" text:outline-level="2">July 3, 2016 – Node.js code periodically reads a set of weight<text:span text:style-name="T16">s</text:span></text:h>
      <text:p text:style-name="P25">After experimenting quite a bit to learn how to use the Noble library and various features of Javascript, the gateway app seems to, on a timer, find the scale, connect to it, and read a set of weight measurements that make up one weight record. <text:s/>I have to test it a lot more because of two things:</text:p>
      <text:list xml:id="list4225780946158689338" text:style-name="L4">
        <text:list-item>
          <text:p text:style-name="P36">There seems to be some sort of dead spot between the time it's read the last weight and the time is starts the next scan for the device, where if I exit the script it leaves the Arduino 101 BLE library in a non-advertising state. <text:s/>I need to track that down and fix it.</text:p>
        </text:list-item>
        <text:list-item>
          <text:p text:style-name="P36">Twice I've seen the scale reset its sequence of user Ids. <text:s/>It should do that only when it's reset – so is the scale resetting a lot unexpectedly?</text:p>
        </text:list-item>
      </text:list>
      <text:h text:style-name="P31" text:outline-level="2">July 4, 2016 – Node.js code <text:span text:style-name="T17">uploads! S</text:span>cale has a <text:span text:style-name="T17">few</text:span> bugs</text:h>
      <text:p text:style-name="P27">The scalegateway.js Node.js Raspberry Pi gateway app successfully reads scale data and uploads it to a stream I created on data.sparkfun.com!</text:p>
      <text:p text:style-name="P27">The running code has turned up two scale problems:</text:p>
      <text:list xml:id="list1798839427714068821" text:style-name="L5">
        <text:list-item>
          <text:p text:style-name="P37">After about 5 minutes of reading from the scale, the scale stops advertising. <text:s/>I had thought this was a bug in the gateway code, but instead it seems to be in the Arduino 101 scale code.</text:p>
        </text:list-item>
        <text:list-item>
          <text:p text:style-name="P37">Often the scale starts its sequence of readings over from the start – it seems to be skipping readings. <text:s/>Again, I need to check the Arduino 101 code.</text:p>
        </text:list-item>
      </text:list>
      <text:p text:style-name="P27"><text:soft-page-break/>So, the scalegateway code seems to be working fine; the Arduino code needs some work.</text:p>
      <text:h text:style-name="Heading_20_2" text:outline-level="2">July 5, 2016 – Updated Arduino 101 lib = node.js <text:span text:style-name="T18">seems to work</text:span></text:h>
      <text:p text:style-name="P28">Before starting to seriously debug the problems with the Arduino 101 sketch, I updated the Arduino 101 support to the latest released version, 1.0.6, and re-burned the scale Arduino Sketch.</text:p>
      <text:p text:style-name="P28">My preliminary run of the node.js code shows the scale seems to be working: no out-of-sequence measurements; no loss of ability to detect the scale. <text:s/>Unfortunately, I also notice that the Pi script hasn't happened to start readings with reading 1 or 3: it seems to <text:span text:style-name="T22">always </text:span>start with reading 4, 0, or 2. <text:s/>So it's possible that there's some nasty timing bug that will appear only if I'm (un)lucky enough to start the node.js script when the Arduino scale is at some unlucky point in its measurements.</text:p>
      <text:p text:style-name="P29">On the other hand, it's (more) likely that somebody fixed some BLE bugs in the Arduino 101 library between version 1.0.4 and 1.0.6. <text:span text:style-name="T19">I see from the Arduino 101 support commits, at </text:span><text:a xlink:type="simple" xlink:href="https://github.com/01org/corelibs-arduino101/commits/master" text:style-name="Internet_20_link" text:visited-style-name="Visited_20_Internet_20_Link"><text:span text:style-name="T19">https://github.com/01org/corelibs-arduino101/commits/master</text:span></text:a><text:span text:style-name="T19">, that they fixed a memory allocation bug which could corrupt memory in the earlier version – perhaps that fixed the problems.</text:span></text:p>
      <text:p text:style-name="P30">To test the timing question, I modified the Arduino Sketch to report a new weight measurement every 2.8 seconds instead of every 3 seconds – that will force the weight reports to slowly slide in time relative to the start of the node.js code to read a weight measurement, which does two useful things: 1) if there is a timing bug, this should help exercise that bug, and 2) it eliminates the case where the node.js code is started at an 'unlucky' time, and always has to wait almost two weight measurement cycles to see one complete cycle – instead, no matter when the node.js code is started, it will tend to wait an average of 1.5 cycles to see a full weight reporting cycle.</text:p>
      <text:p text:style-name="P28">I'm going to let the script run for a while and see what happens.</text:p>
      <text:h text:style-name="Heading_20_2" text:outline-level="2">July 7-8, 2016 Increasing the script running time</text:h>
      <text:p text:style-name="P40">After running the script for several hours at a time – followed by <text:span text:style-name="T22">it </text:span>crash<text:span text:style-name="T22">ing</text:span> – I made two changes: 1) I refactored the script to reduce the number of Closures (because they’re sometimes a source of memory leaks) and 2) I added an on(‘error’,…) to the http.request (doh!). <text:s/>The first change seems to have reduced the rate at which the heap grows, and the second fixed a silly omission that caused the script to fail whenever a transfer to data.sparkfun.com failed (a few times per day). <text:s/>I should track down the heap growth, but the best way to do that is by installing the Chrome browser on my Pi, which I’m not quite ready to do <text:span text:style-name="T22">yet.</text:span></text:p>
      <text:p text:style-name="P40">The script has been running for a little over 24 hours now, and the heap has grown by about 1MB. A very rough estimate tells me that it <text:span text:style-name="T23">might</text:span> blow up sometime after a <text:span text:style-name="T22">few weeks</text:span> of running continuously – I should be able to restart the Pi at <text:span text:style-name="T22">least once a week</text:span> to avoid that.</text:p>
      <text:p text:style-name="P40">Meanwhile I looked at how to make a Linux Service that runs the Node.js script. <text:s/>I haven’t found a definitive guide: the closest thing I’ve found is a combination of <text:a xlink:type="simple" xlink:href="http://raspberrywebserver.com/serveradmin/run-a-script-on-start-up.html" text:style-name="Internet_20_link" text:visited-style-name="Visited_20_Internet_20_Link">http://raspberrywebserver.com/serveradmin/run-a-script-on-start-up.html</text:a> and reading /etc/init.d/ntp on the Pi <text:span text:style-name="T22">as an example</text:span>. <text:s/>It looks like I’ll need to a) create an /etc/init.d/ shell script to start and stop the <text:soft-page-break/>service, <text:span text:style-name="T22">and </text:span>b) create a /usr/sbin/ shell script to set up the environment and run the Node.js script. I’m a little puzzled about the environment I need to set up, because Node and Noble are installed in the user pi’s home directory.</text:p>
      <text:p text:style-name="P40">In other news I wondered whether the scale is level – if it isn’t that would <text:span text:style-name="T24">explain some of the </text:span>calibration errors. So I checked it with a 2-foot-long spirit level and it (un)fortunately looks <text:span text:style-name="T21">level</text:span> – so that isn’t a source of the over +/-1/2 pound weight error <text:span text:style-name="T21">I’m currently seeing</text:span>. <text:s/><text:span text:style-name="T20">Looking at the graphs of weights from the four Load Sensors, it looks like when I want to calibrate the scale I’ll need to let a weight sit on the scale for over a day before I calculate the calibration values for that weight. <text:s/>I’m considering rewriting the calibration to report calibration values through a custom BLE Service and Characteristic, so that I can write a modified version of the Node.js script that writes the measured values to a .csv file, so that I can do some real calibration analysis.</text:span></text:p>
      <text:h text:style-name="Heading_20_2" text:outline-level="2">Next steps:</text:h>
      <text:list xml:id="list4117548737153439444" text:style-name="L6">
        <text:list-item>
          <text:p text:style-name="P38">Convert the node.js scalegateway into a Linux Service that will start <text:span text:style-name="T22">automatically </text:span>when the Pi is booted.</text:p>
        </text:list-item>
        <text:list-item>
          <text:p text:style-name="P41">Install the scale under Pippa’s bed and start collecting some real data!</text:p>
        </text:list-item>
      </text:lis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83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Windows_x86 LibreOffice_project/d3bf12ecb743fc0d20e0be0c58ca359301eb705f</meta:generator>
    <meta:keyword>CTPClassification=CTP_NWR:VisualMarkings=</meta:keyword>
    <meta:creation-date>2016-04-03T11:38:00Z</meta:creation-date>
    <dc:date>2016-07-08T22:38:10.135000000</dc:date>
    <meta:editing-cycles>103</meta:editing-cycles>
    <meta:editing-duration>P1DT7H20M16S</meta:editing-duration>
    <meta:document-statistic meta:table-count="1" meta:image-count="0" meta:object-count="0" meta:page-count="17" meta:paragraph-count="227" meta:word-count="8388" meta:character-count="46887" meta:non-whitespace-character-count="38489"/>
    <meta:user-defined meta:name="CTPClassification">CTP_NWR</meta:user-defined>
    <meta:user-defined meta:name="CTP_BU">NA</meta:user-defined>
    <meta:user-defined meta:name="CTP_IDSID">NA</meta:user-defined>
    <meta:user-defined meta:name="CTP_TimeStamp">2016-05-08 22:51:48Z</meta:user-defined>
    <meta:user-defined meta:name="CTP_WWID" meta:value-type="string">NA</meta:user-defined>
    <meta:user-defined meta:name="TitusGUID" meta:value-type="string">e8004e90-2d7d-42dd-a3df-5d78608b21a7</meta:user-defined>
    <meta:template xlink:type="simple" xlink:actuate="onRequest" xlink:title="" xlink:href="Normal.dotm"/>
  </office:meta>
</office:document-meta>
</file>